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TO_DO_EUCALIPTO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61 USF ALTO DO EUCALIPT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DO EUCALIPTO I, 00001542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4M0S" table:style-name="ce3">
            <text:p>15:34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VITORIA TAVARES DOS SANTOS</text:p>
          </table:table-cell>
          <table:table-cell office:value-type="date" office:date-value="2006-03-14T00:00:00" table:style-name="ce2">
            <text:p>14/03/2006</text:p>
          </table:table-cell>
          <table:table-cell office:value-type="string" table:style-name="ce1">
            <text:p>19 anos e 5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192.144-17</text:p>
          </table:table-cell>
          <table:table-cell office:value-type="float" office:value="704801013269640" table:style-name="ce1">
            <text:p>7,04801E+14</text:p>
          </table:table-cell>
          <table:table-cell office:value-type="string" table:style-name="ce1">
            <text:p>(81) 99652-05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patinho de senhora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7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77" table:style-name="ce1">
            <text:p>177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100/60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AINE DOS SANTOS SIMPLICIO</text:p>
          </table:table-cell>
          <table:table-cell office:value-type="date" office:date-value="1997-04-22T00:00:00" table:style-name="ce2">
            <text:p>22/04/1997</text:p>
          </table:table-cell>
          <table:table-cell office:value-type="string" table:style-name="ce1">
            <text:p>28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675.974-39</text:p>
          </table:table-cell>
          <table:table-cell office:value-type="float" office:value="706503354010095" table:style-name="ce1">
            <text:p>7,06503E+14</text:p>
          </table:table-cell>
          <table:table-cell office:value-type="string" table:style-name="ce1">
            <text:p>(81) 98605-2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eucalipto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RLLANY VITORIA TAVARES DA COSTA</text:p>
          </table:table-cell>
          <table:table-cell office:value-type="date" office:date-value="2009-02-17T00:00:00" table:style-name="ce2">
            <text:p>17/02/2009</text:p>
          </table:table-cell>
          <table:table-cell office:value-type="string" table:style-name="ce1">
            <text:p>16 anos e 6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8.375.184-10</text:p>
          </table:table-cell>
          <table:table-cell office:value-type="float" office:value="706505362667792" table:style-name="ce1">
            <text:p>7,06505E+14</text:p>
          </table:table-cell>
          <table:table-cell office:value-type="string" table:style-name="ce1">
            <text:p>(81) 98459-45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96-8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eucalipto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5" table:style-name="ce1">
            <text:p>63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CLARA CARNEIRO DA SILVA</text:p>
          </table:table-cell>
          <table:table-cell office:value-type="date" office:date-value="2003-06-25T00:00:00" table:style-name="ce2">
            <text:p>25/06/2003</text:p>
          </table:table-cell>
          <table:table-cell office:value-type="string" table:style-name="ce1">
            <text:p>22 anos e 2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004802283141" table:style-name="ce1">
            <text:p>7,06005E+14</text:p>
          </table:table-cell>
          <table:table-cell office:value-type="string" table:style-name="ce1">
            <text:p>(81) 99910-1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mboriu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5" table:style-name="ce1">
            <text:p>62,5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DANIELE DA SILVA</text:p>
          </table:table-cell>
          <table:table-cell office:value-type="date" office:date-value="1988-08-28T00:00:00" table:style-name="ce2">
            <text:p>28/08/1988</text:p>
          </table:table-cell>
          <table:table-cell office:value-type="string" table:style-name="ce1">
            <text:p>37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3.861.954-10</text:p>
          </table:table-cell>
          <table:table-cell office:value-type="float" office:value="704204238229989" table:style-name="ce1">
            <text:p>7,04204E+14</text:p>
          </table:table-cell>
          <table:table-cell office:value-type="string" table:style-name="ce1">
            <text:p>(81) 98335-7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boriú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6 TRAV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7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4" table:style-name="ce1">
            <text:p>154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20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 CARLA FARIAS DA SILVA</text:p>
          </table:table-cell>
          <table:table-cell office:value-type="date" office:date-value="2003-01-05T00:00:00" table:style-name="ce2">
            <text:p>05/01/2003</text:p>
          </table:table-cell>
          <table:table-cell office:value-type="string" table:style-name="ce1">
            <text:p>22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645.334-74</text:p>
          </table:table-cell>
          <table:table-cell office:value-type="float" office:value="702909587988372" table:style-name="ce1">
            <text:p>7,0291E+14</text:p>
          </table:table-cell>
          <table:table-cell office:value-type="string" table:style-name="ce1">
            <text:p>(81) 99452-23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boriú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2" table:style-name="ce1">
            <text:p>65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100/60</text:p>
          </table:table-cell>
          <table:table-cell office:value-type="date" office:date-value="2025-04-02T00:00:00" table:style-name="ce2">
            <text:p>02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LY OLIVEIRA DA SILVA</text:p>
          </table:table-cell>
          <table:table-cell office:value-type="date" office:date-value="2005-02-22T00:00:00" table:style-name="ce2">
            <text:p>22/02/2005</text:p>
          </table:table-cell>
          <table:table-cell office:value-type="string" table:style-name="ce1">
            <text:p>20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3109840504760" table:style-name="ce1">
            <text:p>7,0311E+14</text:p>
          </table:table-cell>
          <table:table-cell office:value-type="string" table:style-name="ce1">
            <text:p>(81) 9288-08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boriu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75" table:style-name="ce1">
            <text:p>76,7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58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UELY ROBERTA LOPES DE AQUINO</text:p>
          </table:table-cell>
          <table:table-cell office:value-type="date" office:date-value="1988-09-24T00:00:00" table:style-name="ce2">
            <text:p>24/09/1988</text:p>
          </table:table-cell>
          <table:table-cell office:value-type="string" table:style-name="ce1">
            <text:p>36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6.209.704-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9-61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amboriu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5" table:style-name="ce1">
            <text:p>91,5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1/6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LAYNE DIAS DE SOUZA</text:p>
          </table:table-cell>
          <table:table-cell office:value-type="date" office:date-value="1996-11-30T00:00:00" table:style-name="ce2">
            <text:p>30/11/1996</text:p>
          </table:table-cell>
          <table:table-cell office:value-type="string" table:style-name="ce1">
            <text:p>28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386.054-50</text:p>
          </table:table-cell>
          <table:table-cell office:value-type="float" office:value="706803798642628" table:style-name="ce1">
            <text:p>7,06804E+14</text:p>
          </table:table-cell>
          <table:table-cell office:value-type="string" table:style-name="ce1">
            <text:p>(81) 98599-95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mboriu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0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MICHELE SILVA DE OLIVEIRA</text:p>
          </table:table-cell>
          <table:table-cell office:value-type="date" office:date-value="2001-11-19T00:00:00" table:style-name="ce2">
            <text:p>19/11/2001</text:p>
          </table:table-cell>
          <table:table-cell office:value-type="string" table:style-name="ce1">
            <text:p>23 anos e 9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076.944-99</text:p>
          </table:table-cell>
          <table:table-cell office:value-type="float" office:value="702605764117742" table:style-name="ce1">
            <text:p>7,02606E+14</text:p>
          </table:table-cell>
          <table:table-cell office:value-type="string" table:style-name="ce1">
            <text:p>(81) 98588-13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mboriu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9" table:style-name="ce1">
            <text:p>93,9</text:p>
          </table:table-cell>
          <table:table-cell office:value-type="float" office:value="170" table:style-name="ce1">
            <text:p>1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3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FERNANDA DA SILVA</text:p>
          </table:table-cell>
          <table:table-cell office:value-type="date" office:date-value="1993-09-04T00:00:00" table:style-name="ce2">
            <text:p>04/09/1993</text:p>
          </table:table-cell>
          <table:table-cell office:value-type="string" table:style-name="ce1">
            <text:p>31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949.084-44</text:p>
          </table:table-cell>
          <table:table-cell office:value-type="float" office:value="700006280751508" table:style-name="ce1">
            <text:p>7,00006E+14</text:p>
          </table:table-cell>
          <table:table-cell office:value-type="string" table:style-name="ce1">
            <text:p>(81) 98814-0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09-16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amboriú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0/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ARINE CASTRO LIMA</text:p>
          </table:table-cell>
          <table:table-cell office:value-type="date" office:date-value="1993-08-07T00:00:00" table:style-name="ce2">
            <text:p>07/08/1993</text:p>
          </table:table-cell>
          <table:table-cell office:value-type="string" table:style-name="ce1">
            <text:p>32 ano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059.574-57</text:p>
          </table:table-cell>
          <table:table-cell office:value-type="float" office:value="709008851909111" table:style-name="ce1">
            <text:p>7,09009E+14</text:p>
          </table:table-cell>
          <table:table-cell office:value-type="string" table:style-name="ce1">
            <text:p>(81) 98398-20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raci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2" table:style-name="ce1">
            <text:p>80,2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A SILVA</text:p>
          </table:table-cell>
          <table:table-cell office:value-type="date" office:date-value="1997-12-18T00:00:00" table:style-name="ce2">
            <text:p>18/12/1997</text:p>
          </table:table-cell>
          <table:table-cell office:value-type="string" table:style-name="ce1">
            <text:p>27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431.764-43</text:p>
          </table:table-cell>
          <table:table-cell office:value-type="float" office:value="898005124371732" table:style-name="ce1">
            <text:p>8,98005E+14</text:p>
          </table:table-cell>
          <table:table-cell office:value-type="string" table:style-name="ce1">
            <text:p>(81) 99906-91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lto do eucalipto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7" table:style-name="ce1">
            <text:p>117</text:p>
          </table:table-cell>
          <table:table-cell office:value-type="float" office:value="170" table:style-name="ce1">
            <text:p>170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141/96</text:p>
          </table:table-cell>
          <table:table-cell office:value-type="date" office:date-value="2025-02-04T00:00:00" table:style-name="ce2">
            <text:p>04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IA FERREIRA DO NASCIMENTO</text:p>
          </table:table-cell>
          <table:table-cell office:value-type="date" office:date-value="1991-10-02T00:00:00" table:style-name="ce2">
            <text:p>02/10/1991</text:p>
          </table:table-cell>
          <table:table-cell office:value-type="string" table:style-name="ce1">
            <text:p>33 anos e 10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3.476.624-64</text:p>
          </table:table-cell>
          <table:table-cell office:value-type="float" office:value="700509180912753" table:style-name="ce1">
            <text:p>7,00509E+14</text:p>
          </table:table-cell>
          <table:table-cell office:value-type="string" table:style-name="ce1">
            <text:p>(81) 98618-74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Alto do eucalipto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8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Alto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RA CONRADO DA SILVA</text:p>
          </table:table-cell>
          <table:table-cell office:value-type="date" office:date-value="2008-08-15T00:00:00" table:style-name="ce2">
            <text:p>15/08/2008</text:p>
          </table:table-cell>
          <table:table-cell office:value-type="string" table:style-name="ce1">
            <text:p>17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648.924-10</text:p>
          </table:table-cell>
          <table:table-cell office:value-type="float" office:value="700002386781601" table:style-name="ce1">
            <text:p>7,00002E+14</text:p>
          </table:table-cell>
          <table:table-cell office:value-type="string" table:style-name="ce1">
            <text:p>(81) 3442-96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ibamar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3" table:style-name="ce1">
            <text:p>54,3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6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LA BRAZ ALEXANDRE</text:p>
          </table:table-cell>
          <table:table-cell office:value-type="date" office:date-value="1990-09-13T00:00:00" table:style-name="ce2">
            <text:p>13/09/1990</text:p>
          </table:table-cell>
          <table:table-cell office:value-type="string" table:style-name="ce1">
            <text:p>34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492.054-97</text:p>
          </table:table-cell>
          <table:table-cell office:value-type="float" office:value="701006887749893" table:style-name="ce1">
            <text:p>7,01007E+14</text:p>
          </table:table-cell>
          <table:table-cell office:value-type="string" table:style-name="ce1">
            <text:p>(81) 98689-4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amboriú</text:p>
          </table:table-cell>
          <table:table-cell office:value-type="string" table:style-name="ce1">
            <text:p>66A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3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8" table:style-name="ce1">
            <text:p>50,8</text:p>
          </table:table-cell>
          <table:table-cell office:value-type="float" office:value="149" table:style-name="ce1">
            <text:p>149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6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ROBERTA DOS SANTOS</text:p>
          </table:table-cell>
          <table:table-cell office:value-type="date" office:date-value="2000-05-20T00:00:00" table:style-name="ce2">
            <text:p>20/05/2000</text:p>
          </table:table-cell>
          <table:table-cell office:value-type="string" table:style-name="ce1">
            <text:p>25 anos e 3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630.084-39</text:p>
          </table:table-cell>
          <table:table-cell office:value-type="float" office:value="705005065882350" table:style-name="ce1">
            <text:p>7,05005E+14</text:p>
          </table:table-cell>
          <table:table-cell office:value-type="string" table:style-name="ce1">
            <text:p>(81) 99123-48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Nova descoberta</text:p>
          </table:table-cell>
          <table:table-cell office:value-type="float" office:value="4340" table:style-name="ce1">
            <text:p>434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110/70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CARLANDIA SILVA DA EXAUTACAO</text:p>
          </table:table-cell>
          <table:table-cell office:value-type="date" office:date-value="2001-02-01T00:00:00" table:style-name="ce2">
            <text:p>01/02/2001</text:p>
          </table:table-cell>
          <table:table-cell office:value-type="string" table:style-name="ce1">
            <text:p>24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429.744-05</text:p>
          </table:table-cell>
          <table:table-cell office:value-type="float" office:value="898004631569699" table:style-name="ce1">
            <text:p>8,98005E+14</text:p>
          </table:table-cell>
          <table:table-cell office:value-type="string" table:style-name="ce1">
            <text:p>(81) 98413-36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60" table:style-name="ce1">
            <text:p>160</text:p>
          </table:table-cell>
          <table:table-cell office:value-type="date" office:date-value="2020-02-20T00:00:00" table:style-name="ce2">
            <text:p>20/02/2020</text:p>
          </table:table-cell>
          <table:table-cell office:value-type="string" table:style-name="ce1">
            <text:p>100/60</text:p>
          </table:table-cell>
          <table:table-cell office:value-type="date" office:date-value="2020-02-20T00:00:00" table:style-name="ce2">
            <text:p>20/02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8" table:style-name="ce1">
            <text:p>32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FARIAS DE LIMA</text:p>
          </table:table-cell>
          <table:table-cell office:value-type="date" office:date-value="1998-05-04T00:00:00" table:style-name="ce2">
            <text:p>04/05/1998</text:p>
          </table:table-cell>
          <table:table-cell office:value-type="string" table:style-name="ce1">
            <text:p>27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324.454-94</text:p>
          </table:table-cell>
          <table:table-cell office:value-type="float" office:value="700608450630265" table:style-name="ce1">
            <text:p>7,00608E+14</text:p>
          </table:table-cell>
          <table:table-cell office:value-type="string" table:style-name="ce1">
            <text:p>(81) 9917-60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utor murilo de almeid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56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62" table:style-name="ce1">
            <text:p>162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10/8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12:33Z</meta:creation-date>
    <dc:date>2025-09-16T19:12:33Z</dc:date>
  </office:meta>
</office:document-meta>
</file>